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284" officeooo:paragraph-rsid="000ec284"/>
    </style:style>
    <style:style style:name="P2" style:family="paragraph" style:parent-style-name="Text_20_body">
      <style:text-properties officeooo:rsid="000ec284" officeooo:paragraph-rsid="000ec284"/>
    </style:style>
    <style:style style:name="P3" style:family="paragraph" style:parent-style-name="Text_20_body">
      <style:paragraph-properties fo:line-height="100%"/>
      <style:text-properties fo:font-size="10.5pt" officeooo:rsid="000ec284" officeooo:paragraph-rsid="000ec284" style:font-size-asian="10.5pt" style:font-size-complex="10.5pt"/>
    </style:style>
    <style:style style:name="P4" style:family="paragraph" style:parent-style-name="Text_20_body" style:list-style-name="L1">
      <style:paragraph-properties fo:line-height="100%"/>
      <style:text-properties fo:font-size="10.5pt" officeooo:paragraph-rsid="000ec284" style:font-size-asian="10.5pt" style:font-size-complex="10.5pt"/>
    </style:style>
    <style:style style:name="P5" style:family="paragraph" style:parent-style-name="Text_20_body" style:list-style-name="L2">
      <style:paragraph-properties fo:line-height="100%"/>
      <style:text-properties fo:font-size="10.5pt" officeooo:paragraph-rsid="000ec284" style:font-size-asian="10.5pt" style:font-size-complex="10.5pt"/>
    </style:style>
    <style:style style:name="P6" style:family="paragraph" style:parent-style-name="Text_20_body" style:list-style-name="L4">
      <style:paragraph-properties fo:line-height="100%"/>
      <style:text-properties officeooo:paragraph-rsid="000ec284"/>
    </style:style>
    <style:style style:name="P7" style:family="paragraph" style:parent-style-name="Text_20_body" style:list-style-name="L5">
      <style:paragraph-properties fo:line-height="100%"/>
      <style:text-properties officeooo:paragraph-rsid="000ec284"/>
    </style:style>
    <style:style style:name="P8" style:family="paragraph" style:parent-style-name="Text_20_body" style:list-style-name="L6">
      <style:paragraph-properties fo:line-height="100%"/>
      <style:text-properties officeooo:paragraph-rsid="000ec284"/>
    </style:style>
    <style:style style:name="P9" style:family="paragraph" style:parent-style-name="Text_20_body">
      <style:paragraph-properties fo:line-height="100%"/>
      <style:text-properties style:font-name="Times New Roman2" fo:font-size="10.5pt" officeooo:rsid="000ec284" officeooo:paragraph-rsid="000ec284" style:font-size-asian="10.5pt" style:font-size-complex="10.5pt"/>
    </style:style>
    <style:style style:name="P10" style:family="paragraph" style:parent-style-name="Text_20_body" style:list-style-name="L3">
      <style:paragraph-properties fo:line-height="100%"/>
      <style:text-properties style:font-name="Times New Roman2" fo:font-size="10.5pt" officeooo:paragraph-rsid="000ec284" style:font-size-asian="10.5pt" style:font-size-complex="10.5pt"/>
    </style:style>
    <style:style style:name="P11" style:family="paragraph" style:parent-style-name="Footer">
      <style:paragraph-properties fo:text-align="center" style:justify-single-word="false"/>
    </style:style>
    <style:style style:name="T1" style:family="text">
      <style:text-properties officeooo:rsid="000ec284"/>
    </style:style>
    <style:style style:name="T2" style:family="text">
      <style:text-properties style:font-name="Times New Roman2" fo:font-size="10.5pt" officeooo:rsid="000ec284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ataset Perekonomian</text:p>
      <text:p text:style-name="P1"/>
      <text:h text:style-name="Heading_20_1" text:outline-level="1">Data Laju Pertumbuhan Ekonomi Jakarta Dan Nasional</text:h>
      <text:p text:style-name="P3">Dataset ini berisi mengenai besar laju pertumbuhan ekonomi Jakarta dan Nasional. Penjelasan mengenai Variabel pada Dataset ini:</text:p>
      <text:list xml:id="list3085783238607058095" text:style-name="L1">
        <text:list-item>
          <text:p text:style-name="P4"><text:span text:style-name="T1">tahun: Tahun</text:span></text:p>
        </text:list-item>
        <text:list-item>
          <text:p text:style-name="P4"><text:span text:style-name="T1">persen_tumbuh_jakarta: Pertumbuhan ekonomi Jakarta (dalam persen)</text:span></text:p>
        </text:list-item>
        <text:list-item>
          <text:p text:style-name="P4"><text:span text:style-name="T1">persen_tumbuh_nasional: Pertumbuhan ekonomi Nasional (dalam persen)</text:span></text:p>
        </text:list-item>
      </text:list>
      <text:p text:style-name="P3">Data and Resources: laju_pertumbuhan_ekonomi_jakarta_nasional.csv</text:p>
      <text:h text:style-name="Heading_20_1" text:outline-level="1">Data Tingkat Inflasi Jakarta Dan Nasional</text:h>
      <text:p text:style-name="P3">Dataset ini berisi tentang Tingkat inflasi Jakarta dan Nasional. Penjelasan mengenai Variabel pada Dataset ini:</text:p>
      <text:list xml:id="list8296799183952595246" text:style-name="L2">
        <text:list-item>
          <text:p text:style-name="P5"><text:span text:style-name="T1">tahun: Tahun</text:span></text:p>
        </text:list-item>
        <text:list-item>
          <text:p text:style-name="P5"><text:span text:style-name="T1">inflasi_jakarta: Inflasi Jakarta (dalam Persen)</text:span></text:p>
        </text:list-item>
        <text:list-item>
          <text:p text:style-name="P5"><text:span text:style-name="T1">inflasi_nasional: Inflasi Nasional (dalam Persen)</text:span></text:p>
        </text:list-item>
      </text:list>
      <text:p text:style-name="P3">Data and Resources: inflasi_jakarta_nasional.csv</text:p>
      <text:h text:style-name="Heading_20_1" text:outline-level="1">Data Ikhtisar Statistik Antar Kerja DKI Jakarta</text:h>
      <text:p text:style-name="P9">Dataset ini berisi Ikhtisar Statistik Antar Kerja di Provinsi DKI Jakarta pada tahun 2009 – 2012. Penjelasan mengenai Variabel pada Dataset ini:</text:p>
      <text:list xml:id="list1759018274672371829" text:style-name="L3">
        <text:list-item>
          <text:p text:style-name="P10"><text:span text:style-name="T1">tahun : Tahun</text:span></text:p>
        </text:list-item>
        <text:list-item>
          <text:p text:style-name="P10"><text:span text:style-name="T1">indikator : Indikator</text:span></text:p>
        </text:list-item>
        <text:list-item>
          <text:p text:style-name="P10"><text:span text:style-name="T1">rincian_indikator : Rincian dari indikator</text:span></text:p>
        </text:list-item>
        <text:list-item>
          <text:p text:style-name="P10"><text:span text:style-name="T1">jumlah : Jumlah</text:span></text:p>
        </text:list-item>
      </text:list>
      <text:p text:style-name="P9">*catatan : tahun 2010 termasuk binaan UKM</text:p>
      <text:p text:style-name="P9">Data and Resources: ikhtisarstatistikantarkerja20102012</text:p>
      <text:h text:style-name="Heading_20_1" text:outline-level="1">Data Ekspor Impor DKI Jakarta</text:h>
      <text:p text:style-name="P9">Dataset ini berisi mengenai besaran dan nilai ekspor dan impor DKI Jakarta. Penjelasan mengenai Variabel pada Dataset ini:</text:p>
      <text:list xml:id="list4079680949352222534" text:style-name="L4">
        <text:list-item>
          <text:p text:style-name="P6"><text:span text:style-name="T2">tahun: Tahun</text:span></text:p>
        </text:list-item>
        <text:list-item>
          <text:p text:style-name="P6"><text:span text:style-name="T2">ekspor_melalui_jakarta: Nilai Ekspor melalui Jakarta (dalam Juta USD)</text:span></text:p>
        </text:list-item>
        <text:list-item>
          <text:p text:style-name="P6"><text:span text:style-name="T2">ekspor_produk_jakarta: Nilai Ekspor produk Jakarta (dalam Juta USD)</text:span></text:p>
        </text:list-item>
        <text:list-item>
          <text:p text:style-name="P6"><text:soft-page-break/><text:span text:style-name="T2">impor_melalui_jakarta: Nilai Impor melalui Jakarta (dalam Juta USD)</text:span></text:p>
        </text:list-item>
      </text:list>
      <text:p text:style-name="P9">Data and Resources: processed-ekspor-impor-jakarta-2006-2012</text:p>
      <text:h text:style-name="Heading_20_1" text:outline-level="1">Data Komponen Inflasi Jakarta</text:h>
      <text:p text:style-name="P9">Dataset ini berisi mengenai faktor-faktor dan komponen inflasi di DKI Jakarta per bulan. Penjelasan mengenai Variabel pada Dataset ini:</text:p>
      <text:list xml:id="list7403244836838523278" text:style-name="L5">
        <text:list-item>
          <text:p text:style-name="P7"><text:span text:style-name="T2">komponen_inflasi: Komponen Inflasi</text:span></text:p>
        </text:list-item>
        <text:list-item>
          <text:p text:style-name="P7"><text:span text:style-name="T2">bulan: Bulan</text:span></text:p>
        </text:list-item>
        <text:list-item>
          <text:p text:style-name="P7"><text:span text:style-name="T2">persen_inflasi: Persen Inflasi dari komponen tersebut</text:span></text:p>
        </text:list-item>
      </text:list>
      <text:p text:style-name="P9">Data and Resources: komponen_inflasi_jakarta.csv</text:p>
      <text:h text:style-name="Heading_20_1" text:outline-level="1">Data Struktur Ekonomi Jakarta Berdasarkan Sektor</text:h>
      <text:p text:style-name="P9">Dataset ini berisi struktur ekonomi Jakarta berdasarkan persentase kontribusi per jenis sektor. Penjelasan mengenai Variabel pada Dataset ini:</text:p>
      <text:list xml:id="list6207758487683402522" text:style-name="L6">
        <text:list-item>
          <text:p text:style-name="P8"><text:span text:style-name="T2">tahun: Tahun</text:span></text:p>
        </text:list-item>
        <text:list-item>
          <text:p text:style-name="P8"><text:span text:style-name="T2">jenis_sektor: Jenis Sektor ekonomi (Primer, Sekunder, dan Tersier)</text:span></text:p>
        </text:list-item>
        <text:list-item>
          <text:p text:style-name="P8"><text:span text:style-name="T2">persen_kontribusi: Persentase Kontribusi dari sektor ekonomi tersebut</text:span></text:p>
        </text:list-item>
      </text:list>
      <text:p text:style-name="P9">Data and Resources: Struktur Ekonomi Jakarta berdasarkan Sektor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199cm" fo:margin-bottom="0.101cm" style:contextual-spacing="false" fo:line-height="150%" fo:text-indent="0cm" style:auto-text-indent="false" style:page-number="auto" fo:background-color="#ffffff" style:shadow="none">
        <style:background-image/>
      </style:paragraph-properties>
      <style:text-properties style:font-name="Times New Roman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ntitled1" style:family="paragraph" style:parent-style-name="Text_20_body">
      <style:paragraph-properties fo:line-height="100%"/>
      <style:text-properties style:font-name="Times New Roman1" fo:font-family="'Times New Roman'" style:font-style-name="Regular" style:font-family-generic="roman" style:font-pitch="variable"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6:40:14.748333121</meta:creation-date>
    <dc:date>2015-11-08T16:57:52.050603528</dc:date>
    <meta:editing-duration>PT1M4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301" meta:character-count="2282" meta:non-whitespace-character-count="2047"/>
  </office:meta>
</office:document-meta>
</file>